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871pt" svg:height="554.94pt" svg:x="47.59pt" svg:y="3pt">
            <draw:object draw:notify-on-update-of-ranges="data2.A1:data2.A1220 data2.B1:data2.B1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27" calcext:value-type="float">
            <text:p>2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18:37:31.100133174</dc:date>
    <meta:editing-duration>PT2M46S</meta:editing-duration>
    <meta:editing-cycles>1</meta:editing-cycles>
    <meta:document-statistic meta:table-count="1" meta:cell-count="2440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8cm" svg:height="19.578cm" xlink:href=".." xlink:type="simple" chart:class="chart:filled-radar" chart:style-name="ch1">
        <chart:legend chart:legend-position="end" svg:x="28.465cm" svg:y="9.49cm" style:legend-expansion="high" chart:style-name="ch2"/>
        <chart:plot-area chart:style-name="ch3" table:cell-range-address="data2.A1:data2.B1220" chart:data-source-has-labels="column" svg:x="0.614cm" svg:y="0.391cm" svg:width="27.237cm" svg:height="18.796cm">
          <chartooo:coordinate-region svg:x="6.48cm" svg:y="2.042cm" svg:width="15.496cm" svg:height="15.496cm"/>
          <chart:axis chart:dimension="x" chart:name="primary-x" chart:style-name="ch4" chartooo:axis-type="auto">
            <chartooo:date-scale/>
            <chart:categories table:cell-range-address="data2.A1:data2.A12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2.B1:data2.B1220" chart:class="chart:filled-radar">
            <chart:data-point chart:repeated="12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2.A1:data2.A1220</svg:desc>
                </draw:g>
              </table:table-cell>
              <table:table-cell office:value-type="float" office:value="183">
                <text:p>183</text:p>
                <draw:g>
                  <svg:desc>data2.B1:data2.B1220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827">
                <text:p>2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